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11-10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10-21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7-23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5-12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4-22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1-16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10-15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7-23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4-24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1-30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4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10-25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7-25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5-02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1-23 2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3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10-24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7-27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4-25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1-20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2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10-26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9-28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7-22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5-11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3-08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2-17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2-01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1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11-23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11-02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8-03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5-04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1-28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20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10-23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10-14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8-07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5-01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2-05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9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10-31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7-31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5-01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1-30 2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8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11-01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8-01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5-02 2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1-31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7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11-02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8-02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5-11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3-22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6-01-26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5-11-03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5-08-18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5-06-08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5-05-13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5-02-04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4-11-18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4-08-07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4-05-21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4-02-25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3-11-19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3-08-06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3-05-07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3-02-19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2-11-27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2-09-27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2-08-30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2-05-08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2-02-10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1-11-07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1-08-02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1-05-12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1-02-15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0-11-22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0-09-24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0-07-29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0-05-07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10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09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09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09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09-02-10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08-11-11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08-08-13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08-05-05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08-01-28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07-10-29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07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07-07-30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07-05-07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07-01-29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06-10-30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06-07-31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06-05-01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06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05-11-09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05-08-01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05-05-02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05-01-31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05-01-26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04-10-27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04-09-13 2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04-08-05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04-05-18 01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04-03-31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04-02-11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0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03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03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03-02-04 2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0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02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02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0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01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01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01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01-04-04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01-02-22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0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00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00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00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2000-03-28 2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1999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1999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1998-06-02 2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R1</text:p>
          </table:table-cell>
          <table:table-cell office:value-type="string" calcext:value-type="string">
            <text:p>Moyock</text:p>
          </table:table-cell>
          <table:table-cell office:value-type="string" calcext:value-type="string">
            <text:p>1997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1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502" meta:object-count="0"/>
    <meta:user-defined meta:name="AppVersion">3.0</meta:user-defined>
  </office:meta>
</office:document-meta>
</file>